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832" officeooo:paragraph-rsid="000ae832"/>
    </style:style>
    <style:style style:name="P2" style:family="paragraph" style:parent-style-name="Standard">
      <style:text-properties officeooo:rsid="000b3531" officeooo:paragraph-rsid="000b3531"/>
    </style:style>
    <style:style style:name="P3" style:family="paragraph" style:parent-style-name="Standard" style:list-style-name="L2">
      <style:text-properties officeooo:rsid="000ae832" officeooo:paragraph-rsid="000ae832"/>
    </style:style>
    <style:style style:name="P4" style:family="paragraph" style:parent-style-name="Standard" style:list-style-name="L3">
      <style:text-properties officeooo:rsid="000ae832" officeooo:paragraph-rsid="000ae832"/>
    </style:style>
    <style:style style:name="P5" style:family="paragraph" style:parent-style-name="Standard" style:list-style-name="L5">
      <style:text-properties officeooo:rsid="000ae832" officeooo:paragraph-rsid="000ae832"/>
    </style:style>
    <style:style style:name="P6" style:family="paragraph" style:parent-style-name="Standard">
      <style:text-properties officeooo:rsid="000ae832" officeooo:paragraph-rsid="000ae832"/>
    </style:style>
    <style:style style:name="P7" style:family="paragraph" style:parent-style-name="Standard" style:list-style-name="L4">
      <style:text-properties officeooo:rsid="000b3531" officeooo:paragraph-rsid="000b3531"/>
    </style:style>
    <style:style style:name="P8" style:family="paragraph" style:parent-style-name="Text_20_body">
      <style:text-properties officeooo:rsid="0010295b" officeooo:paragraph-rsid="0010295b"/>
    </style:style>
    <style:style style:name="P9" style:family="paragraph" style:parent-style-name="Text_20_body">
      <style:text-properties officeooo:rsid="0010cd21" officeooo:paragraph-rsid="0010cd21"/>
    </style:style>
    <style:style style:name="P10" style:family="paragraph" style:parent-style-name="Text_20_body">
      <style:text-properties officeooo:rsid="0013c008" officeooo:paragraph-rsid="0013c008"/>
    </style:style>
    <style:style style:name="P11" style:family="paragraph" style:parent-style-name="Text_20_body" style:list-style-name="L7">
      <style:text-properties officeooo:rsid="0013c008" officeooo:paragraph-rsid="0013c008"/>
    </style:style>
    <style:style style:name="P12" style:family="paragraph" style:parent-style-name="Text_20_body" style:list-style-name="L7">
      <style:text-properties officeooo:rsid="00146ecd" officeooo:paragraph-rsid="00146ecd"/>
    </style:style>
    <style:style style:name="P13" style:family="paragraph" style:parent-style-name="Text_20_body" style:list-style-name="L7">
      <style:text-properties officeooo:rsid="00153269" officeooo:paragraph-rsid="00153269"/>
    </style:style>
    <style:style style:name="P14" style:family="paragraph" style:parent-style-name="Text_20_body" style:list-style-name="L6"/>
    <style:style style:name="P15" style:family="paragraph" style:parent-style-name="Text_20_body">
      <style:text-properties officeooo:rsid="001c30dc" officeooo:paragraph-rsid="001c30dc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text-properties officeooo:paragraph-rsid="003058ad"/>
    </style:style>
    <style:style style:name="P18" style:family="paragraph" style:parent-style-name="Text_20_body" style:list-style-name="L8">
      <style:text-properties fo:font-weight="bold" style:font-weight-asian="bold" style:font-weight-complex="bold"/>
    </style:style>
    <style:style style:name="P19" style:family="paragraph" style:parent-style-name="Text_20_body" style:list-style-name="L8">
      <style:text-properties fo:font-weight="bold" officeooo:rsid="00271482" officeooo:paragraph-rsid="002838c4" style:font-weight-asian="bold" style:font-weight-complex="bold"/>
    </style:style>
    <style:style style:name="P20" style:family="paragraph" style:parent-style-name="Text_20_body" style:list-style-name="L8">
      <style:text-properties fo:font-weight="bold" officeooo:rsid="002838c4" officeooo:paragraph-rsid="002838c4" style:font-weight-asian="bold" style:font-weight-complex="bold"/>
    </style:style>
    <style:style style:name="P21" style:family="paragraph" style:parent-style-name="Text_20_body" style:list-style-name="L8">
      <style:text-properties fo:font-weight="bold" officeooo:rsid="002838c4" officeooo:paragraph-rsid="00284853" style:font-weight-asian="bold" style:font-weight-complex="bold"/>
    </style:style>
    <style:style style:name="P22" style:family="paragraph" style:parent-style-name="Text_20_body">
      <style:text-properties officeooo:rsid="00298b1a" officeooo:paragraph-rsid="00298b1a"/>
    </style:style>
    <style:style style:name="P23" style:family="paragraph" style:parent-style-name="Text_20_body" style:list-style-name="L8">
      <style:text-properties officeooo:rsid="00298b1a" officeooo:paragraph-rsid="00298b1a"/>
    </style:style>
    <style:style style:name="P24" style:family="paragraph" style:parent-style-name="Text_20_body">
      <style:text-properties officeooo:rsid="0029d0ac" officeooo:paragraph-rsid="0029d0ac"/>
    </style:style>
    <style:style style:name="P25" style:family="paragraph" style:parent-style-name="Heading_20_2">
      <style:text-properties officeooo:paragraph-rsid="000dfe3c"/>
    </style:style>
    <style:style style:name="P26" style:family="paragraph" style:parent-style-name="Heading_20_2">
      <style:text-properties officeooo:rsid="0010295b" officeooo:paragraph-rsid="0010295b"/>
    </style:style>
    <style:style style:name="P27" style:family="paragraph" style:parent-style-name="Heading_20_2">
      <style:text-properties officeooo:rsid="0013c008" officeooo:paragraph-rsid="0013c008"/>
    </style:style>
    <style:style style:name="P28" style:family="paragraph" style:parent-style-name="Heading_20_2">
      <style:text-properties officeooo:rsid="001feb4e" officeooo:paragraph-rsid="001feb4e"/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0d28a0"/>
    </style:style>
    <style:style style:name="T2" style:family="text">
      <style:text-properties officeooo:rsid="000dfe3c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officeooo:rsid="00153269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officeooo:rsid="00153269" style:font-weight-asian="normal" style:font-weight-complex="normal"/>
    </style:style>
    <style:style style:name="T7" style:family="text">
      <style:text-properties officeooo:rsid="001efdb5"/>
    </style:style>
    <style:style style:name="T8" style:family="text">
      <style:text-properties officeooo:rsid="00252ca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2ca0" style:font-weight-asian="bold" style:font-weight-complex="bold"/>
    </style:style>
    <style:style style:name="T11" style:family="text">
      <style:text-properties fo:font-weight="bold" officeooo:rsid="002e8ee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2ca0" style:font-weight-asian="normal" style:font-weight-complex="normal"/>
    </style:style>
    <style:style style:name="T14" style:family="text">
      <style:text-properties fo:font-weight="normal" officeooo:rsid="001c30dc" style:font-weight-asian="normal" style:font-weight-complex="normal"/>
    </style:style>
    <style:style style:name="T15" style:family="text">
      <style:text-properties fo:font-weight="normal" officeooo:rsid="001d80a5" style:font-weight-asian="normal" style:font-weight-complex="normal"/>
    </style:style>
    <style:style style:name="T16" style:family="text">
      <style:text-properties fo:font-weight="normal" officeooo:rsid="00298b1a" style:font-weight-asian="normal" style:font-weight-complex="normal"/>
    </style:style>
    <style:style style:name="T17" style:family="text">
      <style:text-properties fo:font-weight="normal" officeooo:rsid="002ae891" style:font-weight-asian="normal" style:font-weight-complex="normal"/>
    </style:style>
    <style:style style:name="T18" style:family="text">
      <style:text-properties fo:font-weight="normal" officeooo:rsid="002c70bf" style:font-weight-asian="normal" style:font-weight-complex="normal"/>
    </style:style>
    <style:style style:name="T19" style:family="text">
      <style:text-properties fo:font-weight="normal" officeooo:rsid="002e5762" style:font-weight-asian="normal" style:font-weight-complex="normal"/>
    </style:style>
    <style:style style:name="T20" style:family="text">
      <style:text-properties fo:font-weight="normal" officeooo:rsid="003058ad" style:font-weight-asian="normal" style:font-weight-complex="normal"/>
    </style:style>
    <style:style style:name="T21" style:family="text">
      <style:text-properties fo:font-weight="normal" officeooo:rsid="00153269" style:font-weight-asian="normal" style:font-weight-complex="normal"/>
    </style:style>
    <style:style style:name="T22" style:family="text">
      <style:text-properties fo:font-weight="normal" officeooo:rsid="002e8eed" style:font-weight-asian="normal" style:font-weight-complex="normal"/>
    </style:style>
    <style:style style:name="T23" style:family="text">
      <style:text-properties officeooo:rsid="003058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317_1774439683" text:style-name="Index_20_Link" text:visited-style-name="Index_20_Link">1 Introduction<text:tab/>1</text:a></text:p>
          <text:p text:style-name="P30"><text:a xlink:type="simple" xlink:href="#__RefHeading___Toc319_1774439683" text:style-name="Index_20_Link" text:visited-style-name="Index_20_Link">1.1 Problem description<text:tab/>1</text:a></text:p>
          <text:p text:style-name="P30"><text:a xlink:type="simple" xlink:href="#__RefHeading___Toc327_1774439683" text:style-name="Index_20_Link" text:visited-style-name="Index_20_Link">1.2 Glossary<text:tab/>1</text:a></text:p>
          <text:p text:style-name="P30"><text:a xlink:type="simple" xlink:href="#__RefHeading___Toc321_1774439683" text:style-name="Index_20_Link" text:visited-style-name="Index_20_Link">1.3 Goals<text:tab/>2</text:a></text:p>
          <text:p text:style-name="P30"><text:a xlink:type="simple" xlink:href="#__RefHeading___Toc323_1774439683" text:style-name="Index_20_Link" text:visited-style-name="Index_20_Link">1.4 Domain Properties<text:tab/>2</text:a></text:p>
          <text:p text:style-name="P30"><text:a xlink:type="simple" xlink:href="#__RefHeading___Toc329_1774439683" text:style-name="Index_20_Link" text:visited-style-name="Index_20_Link">1.5 Assumptions<text:tab/>2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317_1774439683"/><text:span text:style-name="T1">1 </text:span>Introduction<text:bookmark-end text:name="__RefHeading___Toc317_1774439683"/></text:h>
      <text:h text:style-name="P25" text:outline-level="2"><text:bookmark-start text:name="__RefHeading___Toc319_1774439683"/><text:span text:style-name="T2">1.1 Problem description</text:span><text:bookmark-end text:name="__RefHeading___Toc319_1774439683"/></text:h>
      <text:p text:style-name="P8">The purpose of the project is to develop a web-based service that manages the taxi service of a city.<text:line-break/>Citizens can use an app installed on their phone or a web-app to request or reserve a taxi ride. Taxi drivers will also use the same app to inform the system about their availability and to confirm requests made by customers.</text:p>
      <text:p text:style-name="P15">A customer can send a request for a performance to the system; the system will forward the request to the first taxi available. The taxi driver can accept or refuse the request: in the case of rejection the system will contact the second available taxi and so on. When the request is accepted by a driver, the customer is notified with the waiting time and the code of the taxi.</text:p>
      <text:p text:style-name="P22">If a customer wants to book a ride, it can also make a reservation.</text:p>
      <text:h text:style-name="Heading_20_2" text:outline-level="2"><text:bookmark-start text:name="__RefHeading___Toc327_1774439683"/>1.<text:span text:style-name="T7">2</text:span> Glossary<text:bookmark-end text:name="__RefHeading___Toc327_1774439683"/></text:h>
      <text:list xml:id="list6390331248515750938" text:style-name="L8">
        <text:list-item>
          <text:p text:style-name="P16"><text:span text:style-name="T9">Customer</text:span> / <text:span text:style-name="T9">Passenger</text:span><text:span text:style-name="T12">: </text:span><text:span text:style-name="T13">a citizen who requires a taxi ride using the service.</text:span></text:p>
        </text:list-item>
        <text:list-item>
          <text:p text:style-name="P23"><text:span text:style-name="T10">C</text:span><text:span text:style-name="T9">onfirmation</text:span><text:span text:style-name="T12">: after a request is taken in charge by a taxi driver, the system generates a confirmation that will be sent to the customer. The confirmation informs the customer about the waiting time and the code of the taxi.</text:span></text:p>
        </text:list-item>
        <text:list-item>
          <text:p text:style-name="P20">Request<text:span text:style-name="T12">: when a customer requests for a ride to the system, this will generate a request that will be forwarded to a taxi driver, </text:span><text:span text:style-name="T19">containing information about the customer (such as his/hers name and surname provided during the registration to the system, etc.) and the origin of the ride. </text:span></text:p>
        </text:list-item>
        <text:list-item>
          <text:p text:style-name="P21"><text:span text:style-name="T8">Reservation</text:span><text:span text:style-name="T13">: </text:span><text:span text:style-name="T12">when a customer wants to book a ride, the system will generate a reservation instance. </text:span><text:span text:style-name="T14">The reservation must be made at least 2 hours before the ride, </text:span><text:span text:style-name="T15">but the request is processed by the system only 10 minutes before the performance takes place. </text:span><text:span text:style-name="T17">Despite of </text:span><text:span text:style-name="T18">the</text:span><text:span text:style-name="T17"> request, t</text:span><text:span text:style-name="T16">he customer must </text:span><text:span text:style-name="T18">also </text:span><text:span text:style-name="T16">provide to the system the destination of the ride</text:span></text:p>
        </text:list-item>
        <text:list-item>
          <text:p text:style-name="P18">Ride<text:span text:style-name="T12">: </text:span><text:span text:style-name="T13">performance made by a taxi driver that take a customer from a place to the desired </text:span><text:soft-page-break/><text:span text:style-name="T13">destination.</text:span></text:p>
        </text:list-item>
        <text:list-item>
          <text:p text:style-name="P19"><text:span text:style-name="T8">T</text:span>axi Driver<text:span text:style-name="T12">: the one who drives, and also usually owns, a taxi. He will use the service to find customers.</text:span></text:p>
        </text:list-item>
        <text:list-item>
          <text:p text:style-name="P17"><text:span text:style-name="T11">Zone</text:span><text:span text:style-name="T22"> : a zone is a section which the city is divided in. </text:span><text:span text:style-name="T20">Zones are </text:span><text:span text:style-name="T21">2 km</text:span><text:span text:style-name="T4">2</text:span><text:span text:style-name="T6"> wide.</text:span></text:p>
        </text:list-item>
      </text:list>
      <text:h text:style-name="P26" text:outline-level="2"><text:bookmark-start text:name="__RefHeading___Toc321_1774439683"/>1.<text:span text:style-name="T7">3</text:span> Goals<text:bookmark-end text:name="__RefHeading___Toc321_1774439683"/></text:h>
      <text:p text:style-name="P9">The main goals of our service will be:</text:p>
      <text:list xml:id="list4894122083069782383" text:style-name="L6">
        <text:list-item>
          <text:p text:style-name="P14">Simplify the access of passengers to the service.</text:p>
        </text:list-item>
        <text:list-item>
          <text:p text:style-name="P14">Make easier for taxi drivers to find customers.</text:p>
        </text:list-item>
        <text:list-item>
          <text:p text:style-name="P14">Help taxi drivers to keep track of past performances.</text:p>
        </text:list-item>
        <text:list-item>
          <text:p text:style-name="P14">Guarantee a fair management of taxi queues.</text:p>
        </text:list-item>
      </text:list>
      <text:h text:style-name="P27" text:outline-level="2"><text:bookmark-start text:name="__RefHeading___Toc323_1774439683"/>1.<text:span text:style-name="T7">4</text:span> Domain Properties<text:bookmark-end text:name="__RefHeading___Toc323_1774439683"/></text:h>
      <text:list xml:id="list3185774400497598061" text:style-name="L7">
        <text:list-item>
          <text:p text:style-name="P11">The City is divided in taxi zones.</text:p>
        </text:list-item>
        <text:list-item>
          <text:p text:style-name="P13"><text:span text:style-name="T23">Z</text:span>ones are 2 km<text:span text:style-name="T3">2</text:span><text:span text:style-name="T5"> wide.</text:span></text:p>
        </text:list-item>
        <text:list-item>
          <text:p text:style-name="P11">The position of a taxi is known by receiving GPS coordinates of the navigator installed on it.</text:p>
        </text:list-item>
        <text:list-item>
          <text:p text:style-name="P12">A taxi is associated to a zone if its location is inside the zone's boundaries.</text:p>
        </text:list-item>
      </text:list>
      <text:h text:style-name="P28" text:outline-level="2"><text:bookmark-start text:name="__RefHeading___Toc329_1774439683"/>1.5 Assumptions<text:bookmark-end text:name="__RefHeading___Toc329_1774439683"/></text:h>
      <text:p text:style-name="P10">navigator on taxis</text:p>
      <text:p text:style-name="P24">registered users</text:p>
      <text:p text:style-name="P1"/>
      <text:p text:style-name="P1">Requirements</text:p>
      <text:p text:style-name="P1"/>
      <text:p text:style-name="P1">Functional Requirements</text:p>
      <text:p text:style-name="P1"/>
      <text:p text:style-name="P1">Passenger-related</text:p>
      <text:list xml:id="list1590189487585667926" text:style-name="L2">
        <text:list-item>
          <text:p text:style-name="P3">A passenger should be able to call a taxi using the application (or the web-app).</text:p>
        </text:list-item>
        <text:list-item>
          <text:p text:style-name="P3">A passenger should be able to book a ride submitting the origin of the ride, the destination and the hour</text:p>
        </text:list-item>
      </text:list>
      <text:p text:style-name="P1">System-related</text:p>
      <text:list xml:id="list827044896184882812" text:style-name="L3">
        <text:list-item>
          <text:p text:style-name="P4">The system should try to match in a fair way available taxis an passengers with a system of queue zone based</text:p>
        </text:list-item>
      </text:list>
      <text:p text:style-name="P2">Taxi Driver-related</text:p>
      <text:list xml:id="list7557641933857792572" text:style-name="L4">
        <text:list-item>
          <text:p text:style-name="P7">if choosen by the system because available, a taxi driver should be able to take in charge or refuse a passenger's request.</text:p>
        </text:list-item>
      </text:list>
      <text:p text:style-name="P1"><text:soft-page-break/></text:p>
      <text:p text:style-name="P1"/>
      <text:p text:style-name="P1">Non-Functional Requirements</text:p>
      <text:p text:style-name="P1"/>
      <text:p text:style-name="P1">Constraints</text:p>
      <text:list xml:id="list2576164179885526527" text:style-name="L5">
        <text:list-item>
          <text:p text:style-name="P5">Internet connection is required for accessing to the serv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4:40.143529571</meta:creation-date>
    <dc:date>2015-10-20T14:51:00.827886329</dc:date>
    <meta:editing-duration>PT1H43M2S</meta:editing-duration>
    <meta:editing-cycles>37</meta:editing-cycles>
    <meta:generator>LibreOffice/5.0.2.2$Linux_X86_64 LibreOffice_project/00m0$Build-2</meta:generator>
    <meta:document-statistic meta:table-count="0" meta:image-count="0" meta:object-count="0" meta:page-count="3" meta:paragraph-count="46" meta:word-count="605" meta:character-count="3329" meta:non-whitespace-character-count="2789"/>
  </office:meta>
</office:document-meta>
</file>